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Standard">
      <style:paragraph-properties fo:line-height="115%" fo:text-align="center" style:justify-single-word="false" style:page-number="auto" fo:break-before="auto" fo:break-after="auto" style:writing-mode="lr-tb"/>
    </style:style>
    <style:style style:name="P2"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style:font-name="Droid Sans" fo:font-style="normal" style:font-style-asian="normal" style:font-style-complex="normal"/>
    </style:style>
    <style:style style:name="P7"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8"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9" style:family="paragraph" style:parent-style-name="Standard" style:list-style-name="LS5">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10" style:family="paragraph" style:parent-style-name="Standard" style:list-style-name="LS2">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1"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2" style:family="paragraph" style:parent-style-name="Standard" style:list-style-name="LS4">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13" style:family="paragraph" style:parent-style-name="Standard" style:list-style-name="LS4">
      <style:paragraph-properties fo:margin-top="0in" fo:margin-bottom="0in" loext:contextual-spacing="false" fo:line-height="150%" style:writing-mode="lr-tb"/>
      <style:text-properties style:font-name="Droid Sans" fo:font-style="normal" style:font-style-asian="normal" style:font-style-complex="normal"/>
    </style:style>
    <style:style style:name="P14" style:family="paragraph" style:parent-style-name="Standard">
      <style:paragraph-properties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line-height="150%" fo:text-align="justify" style:justify-single-word="false" fo:break-before="auto" fo:break-after="auto" style:writing-mode="lr-tb"/>
      <style:text-properties style:font-name="Droid San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line-height="150%"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17" style:family="paragraph" style:parent-style-name="Standard">
      <style:paragraph-properties fo:line-height="150%" fo:break-before="auto" fo:break-after="auto" style:writing-mode="lr-tb"/>
      <style:text-properties style:font-name="Droid Sans" fo:font-style="normal" style:font-style-asian="normal" style:font-style-complex="normal"/>
    </style:style>
    <style:style style:name="P18" style:family="paragraph" style:parent-style-name="Standard">
      <style:paragraph-properties fo:line-height="150%" fo:text-align="justify" style:justify-single-word="false" fo:break-before="auto" fo:break-after="auto" style:writing-mode="lr-tb"/>
      <style:text-properties style:font-name="Droid Sans" fo:font-style="normal" style:font-style-asian="normal" style:font-style-complex="normal"/>
    </style:style>
    <style:style style:name="P19"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1" style:family="paragraph" style:parent-style-name="Standard">
      <style:paragraph-properties fo:margin-top="0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22"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23" style:family="paragraph" style:parent-style-name="Standard">
      <style:paragraph-properties fo:margin-top="0in" fo:margin-bottom="0.0835in" loext:contextual-spacing="false" fo:line-height="150%" fo:break-before="auto" fo:break-after="auto" style:writing-mode="lr-tb"/>
      <style:text-properties style:font-name="Droid Sans" fo:font-style="normal" style:font-style-asian="normal" style:font-style-complex="normal"/>
    </style:style>
    <style:style style:name="P24"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25"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26"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style:font-style-asian="normal" style:font-style-complex="normal"/>
    </style:style>
    <style:style style:name="P27"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53fe" officeooo:paragraph-rsid="000a53fe" style:font-style-asian="normal" style:font-weight-asian="bold" style:font-style-complex="normal" style:font-weight-complex="bold"/>
    </style:style>
    <style:style style:name="P28"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9bd7" officeooo:paragraph-rsid="000a9bd7" style:font-style-asian="normal" style:font-weight-asian="bold" style:font-style-complex="normal" style:font-weight-complex="bold"/>
    </style:style>
    <style:style style:name="P29"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tyle="normal" style:font-style-asian="normal" style:font-style-complex="normal"/>
    </style:style>
    <style:style style:name="P30"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tyle="normal" style:font-style-asian="normal" style:font-style-complex="normal"/>
    </style:style>
    <style:style style:name="P31"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32"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33" style:family="paragraph" style:parent-style-name="Standard" style:master-page-name="">
      <style:paragraph-properties fo:line-height="150%" style:page-number="auto" fo:break-before="auto" fo:break-after="auto" style:writing-mode="lr-tb"/>
      <style:text-properties style:font-name="Droid Sans" fo:font-style="normal" style:font-style-asian="normal" style:font-style-complex="normal"/>
    </style:style>
    <style:style style:name="P34" style:family="paragraph" style:parent-style-name="Standard">
      <style:paragraph-properties fo:line-height="150%" fo:text-align="justify" style:justify-single-word="false" style:writing-mode="lr-tb"/>
      <style:text-properties style:font-name="Droid Sans" fo:font-style="normal" style:font-style-asian="normal" style:font-style-complex="normal"/>
    </style:style>
    <style:style style:name="P35" style:family="paragraph" style:parent-style-name="Heading_20_2">
      <style:paragraph-properties fo:margin-top="0.25in" fo:margin-bottom="0in" loext:contextual-spacing="false" fo:line-height="150%" fo:break-before="auto" fo:break-after="auto" style:writing-mode="lr-tb"/>
      <style:text-properties style:font-name="Droid Sans" fo:font-style="normal" style:font-style-asian="normal" style:font-style-complex="normal"/>
    </style:style>
    <style:style style:name="P36"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37"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38" style:family="paragraph" style:parent-style-name="Heading_20_2">
      <style:paragraph-properties fo:margin-top="0.25in" fo:margin-bottom="0.0555in" loext:contextual-spacing="false" fo:line-height="150%" fo:break-before="auto" fo:break-after="auto" style:writing-mode="lr-tb"/>
      <style:text-properties style:font-name="Droid Sans" fo:font-style="normal" style:font-style-asian="normal" style:font-style-complex="normal"/>
    </style:style>
    <style:style style:name="P39"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40"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tyle="normal" style:font-style-asian="normal" style:font-style-complex="normal"/>
    </style:style>
    <style:style style:name="P41"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42" style:family="paragraph" style:parent-style-name="Heading_20_1">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43"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tyle="normal" style:font-style-asian="normal" style:font-style-complex="normal"/>
    </style:style>
    <style:style style:name="P44" style:family="paragraph" style:parent-style-name="Heading_20_1">
      <style:paragraph-properties fo:line-height="150%" fo:break-before="auto" fo:break-after="auto" style:writing-mode="lr-tb"/>
      <style:text-properties style:font-name="Droid Sans" fo:font-style="normal" style:font-style-asian="normal" style:font-style-complex="normal"/>
    </style:style>
    <style:style style:name="P45" style:family="paragraph" style:parent-style-name="Heading_20_1">
      <style:paragraph-properties fo:margin-top="0.3335in" fo:margin-bottom="0in" loext:contextual-spacing="false" fo:line-height="150%" fo:break-before="auto" fo:break-after="auto" style:writing-mode="lr-tb"/>
      <style:text-properties style:font-name="Droid Sans" fo:font-style="normal" style:font-style-asian="normal" style:font-style-complex="normal"/>
    </style:style>
    <style:style style:name="P46"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47" style:family="paragraph" style:parent-style-name="Title">
      <style:paragraph-properties fo:line-height="150%" fo:break-before="page" style:writing-mode="lr-tb"/>
      <style:text-properties style:font-name="Droid Sans" fo:font-style="normal" style:font-style-asian="normal" style:font-style-complex="normal"/>
    </style:style>
    <style:style style:name="P48" style:family="paragraph" style:parent-style-name="Title">
      <style:paragraph-properties fo:line-height="150%" fo:text-align="center" style:justify-single-word="false" fo:break-before="page" style:writing-mode="lr-tb"/>
      <style:text-properties style:font-name="Droid Sans" fo:font-style="normal" style:font-style-asian="normal" style:font-style-complex="normal"/>
    </style:style>
    <style:style style:name="P49" style:family="paragraph" style:parent-style-name="Title">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50" style:family="paragraph" style:parent-style-name="Title">
      <style:paragraph-properties fo:line-height="150%" fo:text-align="center" style:justify-single-word="false" fo:break-before="auto" fo:break-after="auto" style:writing-mode="lr-tb"/>
      <style:text-properties style:font-name="Droid Sans" fo:font-style="normal" style:font-style-asian="normal" style:font-style-complex="normal"/>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color="#000000" style:text-line-through-style="none" style:text-line-through-type="none" fo:font-size="12pt" style:text-underline-style="none" fo:font-weight="normal" style:font-name-asian="Verdana" style:font-size-asian="12pt" style:font-weight-asian="normal" style:font-name-complex="Verdana" style:font-size-complex="12pt" style:font-weight-complex="normal"/>
    </style:style>
    <style:style style:name="T3" style:family="text">
      <style:text-properties fo:font-size="12pt" style:font-size-asian="12pt" style:font-size-complex="12pt"/>
    </style:style>
    <style:style style:name="T4" style:family="text">
      <style:text-properties fo:font-size="12pt" style:font-name-asian="Verdana" style:font-size-asian="12pt" style:font-name-complex="Verdana" style:font-size-complex="12pt"/>
    </style:style>
    <style:style style:name="T5" style:family="text">
      <style:text-properties fo:font-size="12pt" officeooo:rsid="00090b0d"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style:text-underline-style="solid" style:text-underline-width="auto" style:text-underline-color="font-color" style:font-name-asian="Verdana" style:font-size-asian="12pt" style:font-name-complex="Verdana" style:font-size-complex="12pt"/>
    </style:style>
    <style:style style:name="T9" style:family="text">
      <style:text-properties fo:font-size="12pt" fo:font-weight="bold" style:font-name-asian="Verdana" style:font-size-asian="12pt" style:font-weight-asian="bold" style:font-name-complex="Verdana" style:font-size-complex="12pt" style:font-weight-complex="bold"/>
    </style:style>
    <style:style style:name="T10" style:family="text">
      <style:text-properties fo:font-size="18pt" fo:font-weight="bold" style:font-name-asian="Cambria" style:font-size-asian="18pt" style:font-weight-asian="bold" style:font-name-complex="Cambria" style:font-size-complex="18pt" style:font-weight-complex="bold"/>
    </style:style>
    <style:style style:name="T11" style:family="text">
      <style:text-properties fo:font-size="18pt" fo:font-weight="bold" style:font-name-asian="Arial" style:font-size-asian="18pt" style:font-weight-asian="bold" style:font-name-complex="Arial" style:font-size-complex="18pt" style:font-weight-complex="bold"/>
    </style:style>
    <style:style style:name="T12" style:family="text">
      <style:text-properties fo:font-size="18pt" fo:language="es" fo:country="ES" fo:font-weight="bold" style:font-name-asian="Cambria" style:font-size-asian="18pt" style:font-weight-asian="bold" style:font-name-complex="Cambria" style:font-size-complex="18pt" style:font-weight-complex="bold"/>
    </style:style>
    <style:style style:name="T13"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4" style:family="text">
      <style:text-properties fo:color="#274e13" fo:font-size="12pt" style:font-name-asian="Verdana" style:font-size-asian="12pt" style:font-name-complex="Verdana" style:font-size-complex="12pt"/>
    </style:style>
    <style:style style:name="T15" style:family="text">
      <style:text-properties fo:color="#ff0000" fo:font-size="12pt" style:font-name-asian="Verdana" style:font-size-asian="12pt" style:font-name-complex="Verdana" style:font-size-complex="12pt"/>
    </style:style>
    <style:style style:name="T16" style:family="text">
      <style:text-properties fo:color="#cc0000" fo:font-size="12pt" style:font-name-asian="Verdana" style:font-size-asian="12pt" style:font-name-complex="Verdana" style:font-size-complex="12pt"/>
    </style:style>
    <style:style style:name="T17" style:family="text">
      <style:text-properties fo:color="#cc0000" fo:font-size="12pt" style:text-underline-style="solid" style:text-underline-width="auto" style:text-underline-color="font-color"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size="14pt" style:font-name-asian="Arial" style:font-size-asian="14pt" style:font-name-complex="Arial" style:font-size-complex="14pt"/>
    </style:style>
    <style:style style:name="T21" style:family="text">
      <style:text-properties fo:font-size="14pt" style:font-name-asian="Cambria" style:font-size-asian="14pt" style:font-name-complex="Cambria" style:font-size-complex="14pt"/>
    </style:style>
    <style:style style:name="T22" style:family="text">
      <style:text-properties fo:font-size="10pt" style:font-name-asian="Verdana" style:font-size-asian="10pt" style:font-name-complex="Verdana" style:font-size-complex="10pt"/>
    </style:style>
    <style:style style:name="T23" style:family="text">
      <style:text-properties fo:font-size="10pt" fo:font-weight="bold" style:font-name-asian="Verdana" style:font-size-asian="10pt" style:font-weight-asian="bold" style:font-name-complex="Verdana"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text:p>
      <text:p text:style-name="P31"><text:span text:style-name="T10">FIUBA - 75.07</text:span></text:p>
      <text:p text:style-name="P31"><text:span text:style-name="T12">Algoritmos</text:span><text:span text:style-name="T10"> y programación III</text:span></text:p>
      <text:p text:style-name="P32"><text:span text:style-name="T21">Trabajo práctico 2: FonTruco</text:span></text:p>
      <text:p text:style-name="P24"><text:span text:style-name="T4">2do cuatrimestre, 2015</text:span></text:p>
      <text:p text:style-name="P24"><text:span text:style-name="T4">(trabajo grupal)</text:span></text:p>
      <text:p text:style-name="P23"><text:span text:style-name="T4">Alumnos:</text:span></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2">Padrón</text:p>
          </table:table-cell>
          <table:table-cell table:style-name="Table1.A1" office:value-type="string">
            <text:p text:style-name="P2">PuertoEstelarTerranMail</text:p>
          </table:table-cell>
        </table:table-row>
        <table:table-row>
          <table:table-cell table:style-name="Table1.A2" office:value-type="string">
            <text:p text:style-name="P6"><text:span text:style-name="T2">Daciuk, Alexis</text:span></text:p>
          </table:table-cell>
          <table:table-cell table:style-name="Table1.A2" office:value-type="string">
            <text:p text:style-name="P3">97630</text:p>
          </table:table-cell>
          <table:table-cell table:style-name="Table1.A1" office:value-type="string">
            <text:p text:style-name="P4">adaciuk@gmail.com</text:p>
          </table:table-cell>
        </table:table-row>
        <table:table-row>
          <table:table-cell table:style-name="Table1.A2" office:value-type="string">
            <text:p text:style-name="P6"><text:span text:style-name="T2">Llauro, Manuel</text:span></text:p>
          </table:table-cell>
          <table:table-cell table:style-name="Table1.A2" office:value-type="string">
            <text:p text:style-name="P3">95736</text:p>
          </table:table-cell>
          <table:table-cell table:style-name="Table1.A1" office:value-type="string">
            <text:p text:style-name="P4">llauromanuel@gmail.com</text:p>
          </table:table-cell>
        </table:table-row>
        <table:table-row>
          <table:table-cell table:style-name="Table1.A2" office:value-type="string">
            <text:p text:style-name="P6"><text:span text:style-name="T2">Risaro, Lucas</text:span></text:p>
          </table:table-cell>
          <table:table-cell table:style-name="Table1.A2" office:value-type="string">
            <text:p text:style-name="P3">94335</text:p>
          </table:table-cell>
          <table:table-cell table:style-name="Table1.A1" office:value-type="string">
            <text:p text:style-name="P5"/>
          </table:table-cell>
        </table:table-row>
        <table:table-row>
          <table:table-cell table:style-name="Table1.A2" office:value-type="string">
            <text:p text:style-name="P6"><text:span text:style-name="T2">Rozanec, Matias</text:span></text:p>
          </table:table-cell>
          <table:table-cell table:style-name="Table1.A2" office:value-type="string">
            <text:p text:style-name="P3">97404</text:p>
          </table:table-cell>
          <table:table-cell table:style-name="Table1.A1" office:value-type="string">
            <text:p text:style-name="P5"/>
          </table:table-cell>
        </table:table-row>
      </table:table>
      <text:p text:style-name="P23"/>
      <text:p text:style-name="P19"/>
      <text:p text:style-name="P23"><text:span text:style-name="T9">Fecha de entrega final</text:span><text:span text:style-name="T4">: Miércoles 2/12/2015 - Jueves 3/12/2015</text:span></text:p>
      <text:p text:style-name="P19"/>
      <text:p text:style-name="P23"><text:span text:style-name="T9">Tutor</text:span><text:span text:style-name="T4">:</text:span></text:p>
      <text:p text:style-name="P19"/>
      <text:p text:style-name="P23"><text:span text:style-name="T9">Nota Final</text:span><text:span text:style-name="T4">:</text:span></text:p>
      <text:p text:style-name="P19"/>
      <text:p text:style-name="P19"/>
      <text:p text:style-name="P14"/>
      <text:p text:style-name="P17"><text:bookmark text:name="id.gjdgxs"/></text:p>
      <text:h text:style-name="P42" text:outline-level="10"><text:bookmark text:name="id.30j0zll"/></text:h>
      <text:p text:style-name="P47">Introducción<text:bookmark text:name="id.1fob9te"/></text:p>
      <text:h text:style-name="P44" text:outline-level="10">Objetivo del trabajo</text:h>
      <text:p text:style-name="P17"/>
      <text:p text:style-name="P18"><text:span text:style-name="T3">Aplicar los conceptos enseñados en la materia a la resolución de un problema, trabajando en forma grupal y utilizando un lenguaje de tipado estático (Java)</text:span></text:p>
      <text:p text:style-name="P18"><text:bookmark text:name="id.3znysh7"/></text:p>
      <text:h text:style-name="P44" text:outline-level="10">Consigna general</text:h>
      <text:p text:style-name="P17"/>
      <text:p text:style-name="P18"><text:span text:style-name="T3">Desarrollar la aplicación completa, incluyendo el modelo de clases e interfaz gráfica. La aplicación deberá ser acompañada por prueba unitarias e integrales y documentación de diseño. En la siguiente sección se describe la aplicación a desarrollar.</text:span><text:bookmark text:name="id.2et92p0"/></text:p>
      <text:p text:style-name="P49">Descripción de la aplicación a desarrollar</text:p>
      <text:p text:style-name="P18">Se deberá desarrollar una aplicación que implemente el juego de cartas popular Truco (https://es.wikipedia.org/wiki/Truco_(juego_de_naipes)) .</text:p>
      <text:p text:style-name="P18"/>
      <text:p text:style-name="P18">Las características del mismo serán:</text:p>
      <text:list xml:id="list101032154626668903" text:style-name="LS1">
        <text:list-item>
          <text:p text:style-name="P7">Se podrá seleccionar la variante con/sin Flor.</text:p>
        </text:list-item>
        <text:list-item>
          <text:p text:style-name="P7">El juego será entre jugadores humanos.</text:p>
        </text:list-item>
        <text:list-item>
          <text:p text:style-name="P7">Se podrá jugar en las variantes 2 jugadores, 4 jugadores y pica-pica.</text:p>
        </text:list-item>
        <text:list-item>
          <text:p text:style-name="P7">En la variante de 2 jugadores, se podrá jugar contra la computadora, con una inteligencia mínima y determinística (esto se comentará en clase).</text:p>
        </text:list-item>
      </text:list>
      <text:p text:style-name="P18"/>
      <text:p text:style-name="P18"/>
      <text:p text:style-name="P18">Se desarrollará la interfaz visual para la interacción entre los jugadores.</text:p>
      <text:p text:style-name="P18"/>
      <text:p text:style-name="P18"/>
      <text:p text:style-name="P18"/>
      <text:p text:style-name="P18"/>
      <text:p text:style-name="P34"/>
      <text:p text:style-name="P34"/>
      <text:p text:style-name="P34"/>
      <text:p text:style-name="P18"/>
      <text:p text:style-name="P15"><text:soft-page-break/>Entregables</text:p>
      <text:list xml:id="list4712986797155427516" text:style-name="LS2">
        <text:list-item>
          <text:p text:style-name="P8">Código fuente de la aplicación completa, incluyendo también: código de la pruebas, archivos de recursos</text:p>
        </text:list-item>
        <text:list-item>
          <text:p text:style-name="P10">Script para compilación y ejecución (ant)</text:p>
        </text:list-item>
        <text:list-item>
          <text:p text:style-name="P10">Informe, acorde a lo especificado en este documento</text:p>
        </text:list-item>
      </text:list>
      <text:p text:style-name="P17"><text:bookmark text:name="id.tyjcwt"/></text:p>
      <text:h text:style-name="P35" text:outline-level="10"><text:span text:style-name="T20">Formas de entrega</text:span><text:bookmark text:name="id.3dy6vkm"/></text:h>
      <text:h text:style-name="P37" text:outline-level="10"><text:span text:style-name="T6">Habrá </text:span><text:span text:style-name="T13">4 entregas formales</text:span><text:span text:style-name="T4">. </text:span><text:span text:style-name="T6">Las mismas tendrán una calificación de </text:span><text:span text:style-name="T14">APROBADO </text:span><text:span text:style-name="T4">o </text:span><text:span text:style-name="T15">NO APROBADO</text:span><text:span text:style-name="T4"> </text:span><text:span text:style-name="T6">en el momento de la entrega.</text:span></text:h>
      <text:p text:style-name="P25"><text:span text:style-name="T4">Aquél grupo que acumule </text:span><text:span text:style-name="T8">3 no aprobados</text:span><text:span text:style-name="T4">, quedará automáticamente desaprobado con la consiguiente pérdida de regularidad en la materia. </text:span><text:span text:style-name="T8">En cada entrega</text:span><text:span text:style-name="T4"> se debe traer el informe actualizado.</text:span></text:p>
      <text:p text:style-name="P20"/>
      <text:p text:style-name="P23"><text:span text:style-name="T8">1er Entrega</text:span><text:span text:style-name="T4">: </text:span><text:span text:style-name="T15">Mínimamente </text:span><text:span text:style-name="T4">(se aconseja avanzar lo <text:s/>más posible) pruebas de integración y unitarias funcionando que contemplan:</text:span></text:p>
      <text:list xml:id="list330590243562702091" text:style-name="LS3">
        <text:list-item>
          <text:p text:style-name="P11"><text:span text:style-name="T4">Modelado de las cartas y los valores entre ellas</text:span></text:p>
        </text:list-item>
        <text:list-item>
          <text:p text:style-name="P11"><text:span text:style-name="T4">Modelado de ‘manos’ y ‘mesa’</text:span></text:p>
        </text:list-item>
        <text:list-item>
          <text:p text:style-name="P11"><text:span text:style-name="T4">Modelado de cálculo envido y flor para una ‘mesa’ dada</text:span></text:p>
        </text:list-item>
      </text:list>
      <text:p text:style-name="P19"/>
      <text:p text:style-name="P19"><text:tab/></text:p>
      <text:p text:style-name="P23"><text:span text:style-name="T8">2da Entrega</text:span><text:span text:style-name="T4">:</text:span><text:span text:style-name="T9"> Modelo del Juego Completo</text:span><text:span text:style-name="T4"> con todas las pruebas unitarias y de integración que contemplen todos los casos del enunciado, simulando partidas completas en todas sus variantes. </text:span></text:p>
      <text:p text:style-name="P19"/>
      <text:p text:style-name="P19"/>
      <text:p text:style-name="P23"><text:span text:style-name="T8">3er Entrega</text:span><text:span text:style-name="T4">: Interfaz gráfica Parcial. A determinar por el ayudante.</text:span></text:p>
      <text:p text:style-name="P19"/>
      <text:p text:style-name="P23"><text:span text:style-name="T8">4ta y última Entrega</text:span><text:span text:style-name="T4">: Trabajo Práctico completo funcionando, con interfaz gráfica final, sonidos e informe completo.</text:span></text:p>
      <text:p text:style-name="P17"><text:bookmark text:name="id.1t3h5sf"/><text:soft-page-break/></text:p>
      <text:h text:style-name="P38" text:outline-level="10"><text:span text:style-name="T20">Fechas de entrega programadas</text:span></text:h>
      <text:p text:style-name="P21"/>
      <text:p text:style-name="P23"><text:span text:style-name="T8">1er Entrega</text:span><text:span text:style-name="T4">: Miércoles 11 / 11 / 2015 - Jueves 12 / 11 / 2015</text:span></text:p>
      <text:p text:style-name="P23"><text:span text:style-name="T8">2da Entrega</text:span><text:span text:style-name="T4">: Miércoles 18 / 11 / 2015 - Jueves 19 / 11 / 2015</text:span></text:p>
      <text:p text:style-name="P23"><text:span text:style-name="T8">3er Entrega</text:span><text:span text:style-name="T4">: Miércoles 25 / 11 / 2015 - Jueves 26 / 11 / 2015</text:span></text:p>
      <text:p text:style-name="P23"><text:span text:style-name="T8">4ta y última Entrega</text:span><text:span text:style-name="T4">: Miércoles 2 / 12 / 2015 - Jueves 3 / 12 / 2015</text:span><text:bookmark text:name="id.4d34og8"/></text:p>
      <text:p text:style-name="P50"><text:bookmark text:name="id.2s8eyo1"/></text:p>
      <text:p text:style-name="P48">Informe<text:bookmark text:name="id.17dp8vu"/></text:p>
      <text:h text:style-name="P39" text:outline-level="10">Supuestos</text:h>
      <text:p text:style-name="P23"><text:span text:style-name="T16">[Documentar todos los supuestos hechos sobre el enunciado. Asegurarse de validar con los docentes]</text:span></text:p>
      <text:list xml:id="list1906683378032302492" text:style-name="LS4">
        <text:list-item>
          <text:p text:style-name="P12">Al momento de poder cantar envido, es legal repetir el llamado infinitamente (i.e. no hay límite en cuanto a cantidad de llamadas)</text:p>
        </text:list-item>
        <text:list-item>
          <text:p text:style-name="P12"/>
        </text:list-item>
        <text:list-item>
          <text:p text:style-name="P13"><text:bookmark text:name="id.3rdcrjn"/></text:p>
        </text:list-item>
      </text:list>
      <text:h text:style-name="P40" text:outline-level="10"><text:span text:style-name="T20">Modelo de dominio</text:span></text:h>
      <text:p text:style-name="P23"><text:span text:style-name="T16">[Explicar los elementos más relevantes del diseño. Es decir: qué entidades se han creado, qué responsabilidades tienen asignadas, cómo se relacionan, etc]</text:span></text:p>
      <text:p text:style-name="P25"><text:span text:style-name="T9">Player: </text:span><text:span text:style-name="T7">I</text:span><text:span text:style-name="T4">nterfaz implementada por HumanPlayer y CpuPlayer. Contiene los métodos que permiten realizar los cantos propios del juego, así como aceptarlos y poder rechazarlos o irse al mazo.</text:span></text:p>
      <text:p text:style-name="P26"><text:span text:style-name="T4"/></text:p>
      <text:p text:style-name="P25"><text:span text:style-name="T9">Judge:</text:span><text:span text:style-name="T4"> </text:span><text:span text:style-name="T5">Clase que evalua rondas de cartas, se encarga de evaluar las cartas que tienen los jugadores en su Slot para decidir quien gano la ronda o la mano, en caso de que un jugador o equipo haya ganado una mano, informa al Scoreboard sobre quien gano y le dice que juego gano tal jugador, en caso de que sea una ronda, le avisa a table quien gano, asi puede empezar la proxima ronda desde ese jugador</text:span></text:p>
      <text:p text:style-name="P26"><text:span text:style-name="T5"/></text:p>
      <text:p text:style-name="P25"><text:span text:style-name="T9">Builder:</text:span><text:span text:style-name="T4"> </text:span><text:span text:style-name="T5">Es la clase encargada de instanciar las clases necesarias para un juego de Truco, tambien crea los Players, Teams, Table, Judge, Scoreboard y settea todas las referencias entre cada clase</text:span></text:p>
      <text:p text:style-name="P26"><text:span text:style-name="T4"/></text:p>
      <text:p text:style-name="P25"><text:span text:style-name="T9">Hand:</text:span><text:span text:style-name="T4"> </text:span><text:span text:style-name="T5"><text:s/>Clase que contiene las cartas de la mano del jugador, tiene metodos que devuelven las cartas que contiene, asi tambien tiene metodos para conocer la cantidad de envido o si sus cartas forman flor.</text:span></text:p>
      <text:p text:style-name="P26"><text:span text:style-name="T5"/></text:p>
      <text:p text:style-name="P26"><text:span text:style-name="T5"/></text:p>
      <text:p text:style-name="P27"><text:soft-page-break/><text:span text:style-name="T5">S</text:span><text:span text:style-name="T4">lot:</text:span><text:span text:style-name="T6"> Clase que contiene las cartas jugadas por un determinado jugador, tiene metodos para consultar las cartas en todas las posiciones (tiene 3 posiciones)</text:span></text:p>
      <text:p text:style-name="P27"><text:span text:style-name="T4">Team:</text:span><text:span text:style-name="T6"> Clase que contiene una lista de jugadores que conforman ese equipo y tiene metodos que devuelven si un jugador esta en el Team y metodos varios para consultas sobre el Team.</text:span></text:p>
      <text:p text:style-name="P27"><text:span text:style-name="T4">Scoreboard: </text:span><text:span text:style-name="T6">Clase que se ocupa que llevar los puntajes de los jugadores o equipos, tambien es la clase que se encarga de sumar puntos a quien corresponde, tambien decide cuantos puntos debe aumentarle a cual jugador, tiene metodos de consulta de puntajes de jugadores.</text:span></text:p>
      <text:p text:style-name="P28"><text:span text:style-name="T4">Deck:</text:span><text:span text:style-name="T6"> Clase que representa a un mazo, tiene un metodo que devuelve una carta semi-aleatoria de las cartas que tiene</text:span></text:p>
      <text:p text:style-name="P28"><text:span text:style-name="T4">Card:</text:span><text:span text:style-name="T6"> Clase que representa una carta, tiene un numero, palo y valor</text:span></text:p>
      <text:p text:style-name="P28"><text:span text:style-name="T4">Croupier:</text:span><text:span text:style-name="T6"> Clase que se encarga de devolver una mano que consta de 3 cartas semi-aleatorias listas para jugar, tiene un metodo que devuelve la mano preparada y un metodo para avisarle que empieza una nueva ronda para que use un mazo entero</text:span></text:p>
      <text:p text:style-name="P28"><text:span text:style-name="T6"/></text:p>
      <text:p text:style-name="P17"><text:bookmark text:name="id.26in1rg"/></text:p>
      <text:h text:style-name="P38" text:outline-level="10"><text:span text:style-name="T20">Diagramas de clases</text:span></text:h>
      <text:p text:style-name="P25"><text:span text:style-name="T16">[</text:span><text:span text:style-name="T17">Varios</text:span><text:span text:style-name="T16">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18"><text:bookmark text:name="id.lnxbz9"/></text:p>
      <text:h text:style-name="P38" text:outline-level="10"><text:span text:style-name="T20">Diagramas de secuencia</text:span></text:h>
      <text:p text:style-name="P25"><text:span text:style-name="T16">[</text:span><text:span text:style-name="T17">Varios</text:span><text:span text:style-name="T16"> diagramas de secuencia, mostrando la relación dinámica entre las clases planteando una gran cantidad de escenarios que contemplen las situaciones del trabajo práctico]</text:span></text:p>
      <text:p text:style-name="P18"><text:bookmark text:name="id.35nkun2"/></text:p>
      <text:h text:style-name="P38" text:outline-level="10"><text:span text:style-name="T20">Diagrama de paquetes</text:span></text:h>
      <text:p text:style-name="P25"><text:span text:style-name="T16">[incluir un diagrama de paquetes para mostrar el acoplamiento de su trabajo ]</text:span></text:p>
      <text:p text:style-name="P18"><text:bookmark text:name="id.1ksv4uv"/><text:soft-page-break/></text:p>
      <text:h text:style-name="P38" text:outline-level="10"><text:span text:style-name="T20">Diagramas de estado</text:span></text:h>
      <text:p text:style-name="P18"><text:span text:style-name="T16">[Incluir diagramas de estados, mostrando tanto los estados como <text:s/>las distintas transiciones de los mismos para varias entidades del trabajo práctico ]</text:span><text:bookmark text:name="id.44sinio"/></text:p>
      <text:h text:style-name="P38" text:outline-level="10"><text:span text:style-name="T20">Detalles de implementación</text:span></text:h>
      <text:p text:style-name="P23"><text:span text:style-name="T16">[Deben </text:span><text:span text:style-name="T18">detallar/explicar</text:span><text:span text:style-name="T19"> </text:span><text:span text:style-name="T16">qué estrategias utilizaron para resolver los puntos más conflictivos del trabajo práctico. (Incluida la persistencia) ]</text:span></text:p>
      <text:p text:style-name="P25">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25">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envido) – y el puntaje que otorga ese estado – por ej.: truco otorga 2 puntos).</text:p>
      <text:p text:style-name="P18"><text:bookmark text:name="id.2jxsxqh"/></text:p>
      <text:h text:style-name="P36" text:outline-level="10">Excepciones</text:h>
      <text:p text:style-name="P25"><text:span text:style-name="T16">[Explicar las excepciones creadas, con qué fin fueron creadas y cómo y dónde se las atrapa explicando qué acciones se toman al respecto una vez capturadas.]</text:span></text:p>
      <text:list xml:id="list8418666486773033221" text:style-name="LS5">
        <text:list-item>
          <text:p text:style-name="P9"><text:span text:style-name="T4">DonTHaveT</text:span>hatCardException:</text:p>
        </text:list-item>
        <text:list-item>
          <text:p text:style-name="P9">FirstTeamWonException:</text:p>
        </text:list-item>
        <text:list-item>
          <text:p text:style-name="P9">InvalidGameCallException:</text:p>
        </text:list-item>
        <text:list-item>
          <text:p text:style-name="P9">InvalidNumberOfPlayersException:</text:p>
        </text:list-item>
        <text:list-item>
          <text:p text:style-name="P9">NobodyWonYetException:</text:p>
        </text:list-item>
        <text:list-item>
          <text:p text:style-name="P9">NotCardThrownException:</text:p>
        </text:list-item>
        <text:list-item>
          <text:p text:style-name="P9">NotYourTurnException:</text:p>
        </text:list-item>
        <text:list-item>
          <text:p text:style-name="P9">PlayerDoesNotExistsException:</text:p>
        </text:list-item>
        <text:list-item>
          <text:p text:style-name="P9">SecondTeamWonException:</text:p>
        </text:list-item>
        <text:list-item>
          <text:p text:style-name="P9">TeamDoes<text:span text:style-name="T4">ntExistException:</text:span></text:p>
        </text:list-item>
      </text:list>
      <text:p text:style-name="P18"><text:bookmark text:name="id.z337ya"/><text:soft-page-break/></text:p>
      <text:h text:style-name="P45" text:outline-level="10"><text:bookmark text:name="id.3j2qqm3"/></text:h>
      <text:h text:style-name="P43" text:outline-level="10"><text:span text:style-name="T11">Checklist de corrección</text:span></text:h>
      <text:p text:style-name="P23"><text:span text:style-name="T4">Esta sección es para uso exclusivo de los docentes, por favor no modificar.</text:span></text:p>
      <text:p text:style-name="P17"><text:bookmark text:name="id.1y810tw"/></text:p>
      <text:h text:style-name="P41" text:outline-level="10">Carpeta</text:h>
      <text:p text:style-name="P22">Generalidades</text:p>
      <text:list xml:id="list7058845318273089937" text:style-name="LS6">
        <text:list-item>
          <text:p text:style-name="P29"><text:span text:style-name="T22">¿Son correctos los supuestos y extensiones?</text:span></text:p>
        </text:list-item>
        <text:list-item>
          <text:p text:style-name="P29"><text:span text:style-name="T22">¿Es prolija la presentación? (hojas del mismo tamaño, numeradas y con tipografía uniforme)</text:span></text:p>
        </text:list-item>
      </text:list>
      <text:p text:style-name="P22">Modelo</text:p>
      <text:list xml:id="list24" text:style-name="LS6">
        <text:list-item>
          <text:p text:style-name="P29"><text:span text:style-name="T22">¿Está completo?¿Contempla la totalidad del problema?</text:span></text:p>
        </text:list-item>
        <text:list-item>
          <text:p text:style-name="P29"><text:span text:style-name="T22">¿Respeta encapsulamiento?</text:span></text:p>
        </text:list-item>
        <text:list-item>
          <text:p text:style-name="P29"><text:span text:style-name="T22">¿Hace un buen uso de excepciones?</text:span></text:p>
        </text:list-item>
        <text:list-item>
          <text:p text:style-name="P29"><text:span text:style-name="T22">¿Utiliza polimorfismo en las situaciones esperadas?</text:span></text:p>
        </text:list-item>
      </text:list>
      <text:p text:style-name="P17"><text:bookmark text:name="id.4i7ojhp"/></text:p>
      <text:h text:style-name="P41" text:outline-level="10">Diagramas</text:h>
      <text:p text:style-name="P23"><text:span text:style-name="T23">Diagrama de clases</text:span></text:p>
      <text:list xml:id="list28" text:style-name="LS6">
        <text:list-item>
          <text:p text:style-name="P29"><text:span text:style-name="T22">¿Está completo?</text:span></text:p>
        </text:list-item>
        <text:list-item>
          <text:p text:style-name="P29"><text:span text:style-name="T22">¿Está bien utilizada la notación?</text:span></text:p>
        </text:list-item>
      </text:list>
      <text:p text:style-name="P23"><text:span text:style-name="T23">Diagramas de secuencia</text:span></text:p>
      <text:list xml:id="list30" text:style-name="LS6">
        <text:list-item>
          <text:p text:style-name="P29"><text:span text:style-name="T22">¿Está completo?</text:span></text:p>
        </text:list-item>
        <text:list-item>
          <text:p text:style-name="P29"><text:span text:style-name="T22">¿Es consistente con el diagrama de clases?</text:span></text:p>
        </text:list-item>
        <text:list-item>
          <text:p text:style-name="P29"><text:span text:style-name="T22">¿Está bien utilizada la notación?</text:span></text:p>
        </text:list-item>
      </text:list>
      <text:p text:style-name="P23"><text:span text:style-name="T23">Diagrama de estados</text:span></text:p>
      <text:list xml:id="list33" text:style-name="LS6">
        <text:list-item>
          <text:p text:style-name="P29"><text:span text:style-name="T22">¿Está completo?</text:span></text:p>
        </text:list-item>
        <text:list-item>
          <text:p text:style-name="P29"><text:span text:style-name="T22">¿Está bien utilizada la notación?</text:span></text:p>
        </text:list-item>
      </text:list>
      <text:p text:style-name="P17"><text:bookmark text:name="id.2xcytpi"/></text:p>
      <text:h text:style-name="P46" text:outline-level="10">Código</text:h>
      <text:p text:style-name="P22">Generalidades</text:p>
      <text:list xml:id="list5960912287958893659" text:style-name="LS7">
        <text:list-item>
          <text:p text:style-name="P30"><text:span text:style-name="T22">¿Respeta estándares de codificación?</text:span></text:p>
        </text:list-item>
        <text:list-item>
          <text:p text:style-name="P30"><text:span text:style-name="T22">¿Está correctamente documentado?</text:span></text:p>
        </text:list-item>
      </text:list>
      <text:p text:style-name="P16"/>
      <text:p text:style-name="P16"/>
      <text:p text:style-name="P16"><text:soft-page-break/></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meta:editing-cycles>4</meta:editing-cycles>
    <dc:date>2015-12-10T12:42:41.664135300</dc:date>
    <meta:editing-duration>PT33M56S</meta:editing-duration>
    <meta:document-statistic meta:table-count="1" meta:image-count="0" meta:object-count="0" meta:page-count="10" meta:paragraph-count="125" meta:word-count="1317" meta:character-count="8285" meta:non-whitespace-character-count="7118"/>
  </office:meta>
</office:document-meta>
</file>